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t I Simulator instructions</text:p>
      <text:list xml:id="list5182998521" text:style-name="L1">
        <text:list-item>
          <text:p text:style-name="P1">Create a simulator</text:p>
          <text:list>
            <text:list-item>
              <text:p text:style-name="P1">main main components</text:p>
            </text:list-item>
          </text:list>
        </text:list-item>
      </text:list>
      <text:list xml:id="list170047766" text:style-name="L2">
        <text:list-item>
          <text:p text:style-name="P2">trader</text:p>
        </text:list-item>
        <text:list-item>
          <text:p text:style-name="P2">HDB</text:p>
        </text:list-item>
        <text:list-item>
          <text:p text:style-name="P2">IMDB</text:p>
        </text:list-item>
        <text:list-item>
          <text:p text:style-name="P2">market</text:p>
        </text:list-item>
        <text:list-item>
          <text:p text:style-name="P2">cycles</text:p>
        </text:list-item>
        <text:list-item>
          <text:p text:style-name="P2">portfolio manager</text:p>
        </text:list-item>
        <text:list-item>
          <text:p text:style-name="P2">order processor</text:p>
        </text:list-item>
        <text:list-item>
          <text:p text:style-name="P2">order matcher </text:p>
        </text:list-item>
      </text:list>
      <text:list xml:id="list72594289" text:continue-list="list5182998521" text:style-name="L1">
        <text:list-header>
          <text:p text:style-name="P1"/>
        </text:list-header>
        <text:list-item>
          <text:p text:style-name="P1">Set data list of simulator</text:p>
        </text:list-item>
        <text:list-item>
          <text:p text:style-name="P1">Set market list of simulator</text:p>
        </text:list-item>
        <text:list-item>
          <text:p text:style-name="P1">Set order matcher for each market data</text:p>
        </text:list-item>
        <text:list-item>
          <text:p text:style-name="P1">Set delay time for each order matcher (in microseconds)</text:p>
        </text:list-item>
        <text:list-item>
          <text:p text:style-name="P1">Match symbol sent from trader and corresponding market data index in sim.market</text:p>
        </text:list-item>
        <text:list-item>
          <text:p text:style-name="P1">Set the cycle of simulator</text:p>
        </text:list-item>
        <text:list-item>
          <text:p text:style-name="P1">set daily stop time delta</text:p>
        </text:list-item>
        <text:list-item>
          <text:p text:style-name="P1">Set trader sim timer increment</text:p>
        </text:list-item>
        <text:list-item>
          <text:p text:style-name="P1">set trader params</text:p>
        </text:list-item>
        <text:list-item>
          <text:p text:style-name="P1">Set portfolio manager of simulator</text:p>
          <text:list>
            <text:list-item>
              <text:p text:style-name="P1">Set initial cash value</text:p>
            </text:list-item>
          </text:list>
        </text:list-item>
        <text:list-item>
          <text:p text:style-name="P1">Create a trader(detailed below)</text:p>
        </text:list-item>
        <text:list-item>
          <text:p text:style-name="P1">Status check</text:p>
        </text:list-item>
        <text:list-item>
          <text:p text:style-name="P1">Simulation, for each cycle:</text:p>
          <text:list>
            <text:list-item>
              <text:p text:style-name="P1">replace data,market,imdb</text:p>
            </text:list-item>
            <text:list-item>
              <text:p text:style-name="P1">Send IMDB to trader filters</text:p>
            </text:list-item>
            <text:list-item>
              <text:p text:style-name="P1">set sim.trader timer: begin time and increment</text:p>
            </text:list-item>
            <text:list-item>
              <text:p text:style-name="P1">set trader daily stop time</text:p>
            </text:list-item>
            <text:list-item>
              <text:p text:style-name="P1">reset trader parameters</text:p>
            </text:list-item>
            <text:list-item>
              <text:p text:style-name="P1">Begin simulate</text:p>
            </text:list-item>
          </text:list>
        </text:list-item>
        <text:list-item>
          <text:p text:style-name="P1">Analyze portfolion</text:p>
        </text:list-item>
      </text:list>
      <text:p text:style-name="Standard"/>
      <text:p text:style-name="Standard">Part II Trader instructions (for simulation)</text:p>
      <text:list xml:id="list1311003004" text:style-name="L3">
        <text:list-item>
          <text:list>
            <text:list-item>
              <text:p text:style-name="P3">Set trader name</text:p>
            </text:list-item>
            <text:list-item>
              <text:p text:style-name="P3">set symbols of trader (to be sent out by trader)</text:p>
            </text:list-item>
            <text:list-item>
              <text:p text:style-name="P3">Set the trader to be 'sim mode'<text:tab/></text:p>
              <text:list>
                <text:list-item>
                  <text:p text:style-name="P3">Set sim order sender of trader (ordersender pairs symbol)</text:p>
                  <text:list>
                    <text:list-item>
                      <text:p text:style-name="P3">pass sim order processor to trader sender</text:p>
                    </text:list-item>
                  </text:list>
                </text:list-item>
                <text:list-item>
                  <text:p text:style-name="P3">Set sim data filter of trader, for each filter (filter pairs datasource)</text:p>
                  <text:list>
                    <text:list-item>
                      <text:p text:style-name="P3">link trader</text:p>
                    </text:list-item>
                    <text:list-item>
                      <text:p text:style-name="P3">set fetch function</text:p>
                    </text:list-item>
                    <text:list-item>
                      <text:p text:style-name="P3">pass imdb to filter</text:p>
                    </text:list-item>
                  </text:list>
                </text:list-item>
              </text:list>
            </text:list-item>
            <text:list-item>
              <text:p text:style-name="P3">Set the trader to be 'real mode':</text:p>
              <text:list>
                <text:list-item>
                  <text:p text:style-name="P3">TO BE DEVELOPED</text:p>
                </text:list-item>
              </text:list>
            </text:list-item>
            <text:list-item>
              <text:p text:style-name="P3">match symbol sent from core and symbol sent by sim order sender </text:p>
            </text:list-item>
            <text:list-item>
              <text:p text:style-name="P3">Set parameters of trader </text:p>
            </text:list-item>
            <text:list-item>
              <text:p text:style-name="P3"><text:soft-page-break/>Set others of trader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</meta:initial-creator>
    <meta:creation-date>2013-11-05T00:05:56</meta:creation-date>
    <dc:date>2013-11-17T16:27:40</dc:date>
    <dc:creator>brandon </dc:creator>
    <meta:editing-duration>P4DT16H32M50S</meta:editing-duration>
    <meta:editing-cycles>63</meta:editing-cycles>
    <meta:generator>LibreOffice/3.5$Linux_X86_64 LibreOffice_project/350m1$Build-2</meta:generator>
    <meta:document-statistic meta:table-count="0" meta:image-count="0" meta:object-count="0" meta:page-count="2" meta:paragraph-count="47" meta:word-count="260" meta:character-count="1368" meta:non-whitespace-character-count="1196"/>
  </office:meta>
</office:document-meta>
</file>